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5489a"/>
    </style:style>
    <style:style style:name="P3" style:family="paragraph" style:parent-style-name="Standard">
      <style:paragraph-properties fo:line-height="150%" fo:text-align="justify" style:justify-single-word="false"/>
      <style:text-properties officeooo:paragraph-rsid="001766ea"/>
    </style:style>
    <style:style style:name="P4" style:family="paragraph" style:parent-style-name="Standard">
      <style:paragraph-properties fo:line-height="150%" fo:text-align="justify" style:justify-single-word="false"/>
      <style:text-properties officeooo:paragraph-rsid="0034054e"/>
    </style:style>
    <style:style style:name="P5" style:family="paragraph" style:parent-style-name="Standard">
      <style:paragraph-properties fo:line-height="150%" fo:text-align="justify" style:justify-single-word="false"/>
      <style:text-properties officeooo:paragraph-rsid="0035e484"/>
    </style:style>
    <style:style style:name="P6" style:family="paragraph" style:parent-style-name="Standard">
      <style:paragraph-properties fo:line-height="150%" fo:text-align="justify" style:justify-single-word="false"/>
      <style:text-properties officeooo:paragraph-rsid="00360774"/>
    </style:style>
    <style:style style:name="P7" style:family="paragraph" style:parent-style-name="Standard">
      <style:paragraph-properties fo:line-height="150%" fo:text-align="justify" style:justify-single-word="false"/>
      <style:text-properties officeooo:paragraph-rsid="00382bfb"/>
    </style:style>
    <style:style style:name="P8" style:family="paragraph" style:parent-style-name="Standard">
      <style:paragraph-properties fo:line-height="150%" fo:text-align="end" style:justify-single-word="false"/>
    </style:style>
    <style:style style:name="P9" style:family="paragraph" style:parent-style-name="Standard">
      <style:paragraph-properties fo:line-height="150%" fo:text-align="justify" style:justify-single-word="false"/>
      <style:text-properties officeooo:rsid="002bf6c5" officeooo:paragraph-rsid="002bf6c5"/>
    </style:style>
    <style:style style:name="P10" style:family="paragraph" style:parent-style-name="Standard">
      <style:paragraph-properties fo:line-height="150%" fo:text-align="justify" style:justify-single-word="false"/>
      <style:text-properties fo:font-weight="bold" officeooo:rsid="002bf6c5" style:font-weight-asian="bold" style:font-weight-complex="bold"/>
    </style:style>
    <style:style style:name="P11" style:family="paragraph" style:parent-style-name="Standard">
      <style:paragraph-properties fo:line-height="150%" fo:text-align="justify" style:justify-single-word="false"/>
      <style:text-properties officeooo:rsid="0039bf97" officeooo:paragraph-rsid="0039bf97"/>
    </style:style>
    <style:style style:name="P12" style:family="paragraph" style:parent-style-name="Standard">
      <style:paragraph-properties fo:line-height="135%"/>
    </style:style>
    <style:style style:name="P13" style:family="paragraph" style:parent-style-name="Text_20_body">
      <style:text-properties officeooo:paragraph-rsid="001d1dff"/>
    </style:style>
    <style:style style:name="P14" style:family="paragraph" style:parent-style-name="Text_20_body">
      <style:paragraph-properties fo:line-height="150%" fo:text-align="justify" style:justify-single-word="false"/>
      <style:text-properties officeooo:rsid="0039bf97" officeooo:paragraph-rsid="0039bf97"/>
    </style:style>
    <style:style style:name="P15" style:family="paragraph" style:parent-style-name="Heading_20_1">
      <style:paragraph-properties fo:text-align="center" style:justify-single-word="false"/>
    </style:style>
    <style:style style:name="P16" style:family="paragraph" style:parent-style-name="Heading_20_2" style:list-style-name="L6"/>
    <style:style style:name="P17" style:family="paragraph" style:parent-style-name="Heading_20_2" style:list-style-name="L7">
      <style:text-properties officeooo:paragraph-rsid="003d5142"/>
    </style:style>
    <style:style style:name="P18" style:family="paragraph" style:parent-style-name="Standard" style:master-page-name="MP0">
      <style:paragraph-properties fo:line-height="150%" fo:text-align="center" style:justify-single-word="false" style:page-number="auto" fo:break-before="page"/>
    </style:style>
    <style:style style:name="P19" style:family="paragraph" style:parent-style-name="Standard" style:list-style-name="L4">
      <style:paragraph-properties fo:line-height="150%" fo:text-align="justify" style:justify-single-word="false"/>
      <style:text-properties officeooo:paragraph-rsid="0034054e"/>
    </style:style>
    <style:style style:name="P20" style:family="paragraph" style:parent-style-name="Text_20_body" style:list-style-name="L3">
      <style:paragraph-properties fo:line-height="150%"/>
      <style:text-properties officeooo:paragraph-rsid="0034054e"/>
    </style:style>
    <style:style style:name="P21" style:family="paragraph" style:parent-style-name="Text_20_body">
      <style:paragraph-properties fo:line-height="150%" fo:text-align="justify" style:justify-single-word="false"/>
      <style:text-properties officeooo:paragraph-rsid="002f9a61"/>
    </style:style>
    <style:style style:name="P22" style:family="paragraph" style:parent-style-name="Text_20_body">
      <style:text-properties officeooo:paragraph-rsid="003d5142"/>
    </style:style>
    <style:style style:name="P23" style:family="paragraph" style:parent-style-name="Text_20_body" style:list-style-name="L3">
      <style:paragraph-properties fo:margin-top="0cm" fo:margin-bottom="0cm" loext:contextual-spacing="false" fo:line-height="150%"/>
    </style:style>
    <style:style style:name="T1" style:family="text">
      <style:text-properties fo:color="#000000" style:font-name="Arial" fo:font-size="16pt" fo:font-weight="bold" style:font-size-asian="16pt" style:font-weight-asian="bold" style:font-size-complex="16pt"/>
    </style:style>
    <style:style style:name="T2" style:family="text">
      <style:text-properties fo:color="#000000" style:font-name="Arial" fo:font-size="10pt" style:font-size-asian="10pt" style:font-size-complex="10pt"/>
    </style:style>
    <style:style style:name="T3" style:family="text">
      <style:text-properties officeooo:rsid="0015489a"/>
    </style:style>
    <style:style style:name="T4" style:family="text">
      <style:text-properties officeooo:rsid="0015d67f"/>
    </style:style>
    <style:style style:name="T5" style:family="text">
      <style:text-properties officeooo:rsid="0016fc01"/>
    </style:style>
    <style:style style:name="T6" style:family="text">
      <style:text-properties style:text-position="super 58%" officeooo:rsid="0015d67f"/>
    </style:style>
    <style:style style:name="T7" style:family="text">
      <style:text-properties style:text-position="super 58%" officeooo:rsid="001766ea"/>
    </style:style>
    <style:style style:name="T8" style:family="text">
      <style:text-properties style:text-position="super 58%" officeooo:rsid="00204ff7"/>
    </style:style>
    <style:style style:name="T9" style:family="text">
      <style:text-properties officeooo:rsid="001766ea"/>
    </style:style>
    <style:style style:name="T10" style:family="text">
      <style:text-properties officeooo:rsid="00190c53"/>
    </style:style>
    <style:style style:name="T11" style:family="text">
      <style:text-properties officeooo:rsid="001a78fc"/>
    </style:style>
    <style:style style:name="T12" style:family="text">
      <style:text-properties officeooo:rsid="001ae2ff"/>
    </style:style>
    <style:style style:name="T13" style:family="text">
      <style:text-properties officeooo:rsid="001d1dff"/>
    </style:style>
    <style:style style:name="T14" style:family="text">
      <style:text-properties officeooo:rsid="001da99b"/>
    </style:style>
    <style:style style:name="T15" style:family="text">
      <style:text-properties officeooo:rsid="001f5d1b"/>
    </style:style>
    <style:style style:name="T16" style:family="text">
      <style:text-properties officeooo:rsid="00204ff7"/>
    </style:style>
    <style:style style:name="T17" style:family="text">
      <style:text-properties style:text-position="0% 100%" officeooo:rsid="00204ff7"/>
    </style:style>
    <style:style style:name="T18" style:family="text">
      <style:text-properties style:text-position="0% 100%" officeooo:rsid="00223b08"/>
    </style:style>
    <style:style style:name="T19" style:family="text">
      <style:text-properties style:text-position="0% 100%" officeooo:rsid="0023e7e8"/>
    </style:style>
    <style:style style:name="T20" style:family="text">
      <style:text-properties style:text-position="0% 100%" fo:font-weight="normal" officeooo:rsid="00223b08" style:font-weight-asian="normal" style:font-weight-complex="normal"/>
    </style:style>
    <style:style style:name="T21" style:family="text">
      <style:text-properties style:text-position="0% 100%" officeooo:rsid="0037c33a"/>
    </style:style>
    <style:style style:name="T22" style:family="text">
      <style:text-properties style:text-position="0% 100%" officeooo:rsid="00382bfb"/>
    </style:style>
    <style:style style:name="T23" style:family="text">
      <style:text-properties style:text-position="0% 100%" officeooo:rsid="0039bf97"/>
    </style:style>
    <style:style style:name="T24" style:family="text">
      <style:text-properties officeooo:rsid="00223b08"/>
    </style:style>
    <style:style style:name="T25" style:family="text">
      <style:text-properties officeooo:rsid="00224fad"/>
    </style:style>
    <style:style style:name="T26" style:family="text">
      <style:text-properties officeooo:rsid="00231027"/>
    </style:style>
    <style:style style:name="T27" style:family="text">
      <style:text-properties officeooo:rsid="0023e7e8"/>
    </style:style>
    <style:style style:name="T28" style:family="text">
      <style:text-properties style:text-line-through-style="none" style:text-line-through-type="none" style:text-underline-style="none" style:text-blinking="false"/>
    </style:style>
    <style:style style:name="T29" style:family="text">
      <style:text-properties officeooo:rsid="002675c9"/>
    </style:style>
    <style:style style:name="T30" style:family="text">
      <style:text-properties officeooo:rsid="0026a46a"/>
    </style:style>
    <style:style style:name="T31" style:family="text">
      <style:text-properties officeooo:rsid="0026e833"/>
    </style:style>
    <style:style style:name="T32" style:family="text">
      <style:text-properties officeooo:rsid="00281ab0"/>
    </style:style>
    <style:style style:name="T33" style:family="text">
      <style:text-properties officeooo:rsid="0029fe98"/>
    </style:style>
    <style:style style:name="T34" style:family="text">
      <style:text-properties officeooo:rsid="002a91c7"/>
    </style:style>
    <style:style style:name="T35" style:family="text">
      <style:text-properties officeooo:rsid="002bf6c5"/>
    </style:style>
    <style:style style:name="T36" style:family="text">
      <style:text-properties officeooo:rsid="002f63ae"/>
    </style:style>
    <style:style style:name="T37" style:family="text">
      <style:text-properties officeooo:rsid="002f9a61"/>
    </style:style>
    <style:style style:name="T38" style:family="text">
      <style:text-properties officeooo:rsid="00307733"/>
    </style:style>
    <style:style style:name="T39" style:family="text">
      <style:text-properties officeooo:rsid="0030bde3"/>
    </style:style>
    <style:style style:name="T40" style:family="text">
      <style:text-properties officeooo:rsid="00321b43"/>
    </style:style>
    <style:style style:name="T41" style:family="text">
      <style:text-properties officeooo:rsid="0034054e"/>
    </style:style>
    <style:style style:name="T42" style:family="text">
      <style:text-properties officeooo:rsid="0035e484"/>
    </style:style>
    <style:style style:name="T43" style:family="text">
      <style:text-properties fo:font-style="italic"/>
    </style:style>
    <style:style style:name="T44" style:family="text">
      <style:text-properties fo:font-style="italic" officeooo:rsid="001da99b" style:font-style-asian="italic" style:font-style-complex="italic"/>
    </style:style>
    <style:style style:name="T45" style:family="text">
      <style:text-properties fo:font-style="italic" officeooo:rsid="003ce80a" style:font-style-asian="italic" style:font-style-complex="italic"/>
    </style:style>
    <style:style style:name="T46" style:family="text">
      <style:text-properties officeooo:rsid="00360774"/>
    </style:style>
    <style:style style:name="T47" style:family="text">
      <style:text-properties officeooo:rsid="0037c33a"/>
    </style:style>
    <style:style style:name="T48" style:family="text">
      <style:text-properties fo:font-weight="normal" officeooo:rsid="001f5d1b" style:font-weight-asian="normal" style:font-weight-complex="normal"/>
    </style:style>
    <style:style style:name="T49" style:family="text">
      <style:text-properties fo:font-weight="normal" officeooo:rsid="0037c33a" style:font-weight-asian="normal" style:font-weight-complex="normal"/>
    </style:style>
    <style:style style:name="T50" style:family="text">
      <style:text-properties fo:font-weight="normal" officeooo:rsid="003ce80a" style:font-weight-asian="normal" style:font-weight-complex="normal"/>
    </style:style>
    <style:style style:name="T51" style:family="text">
      <style:text-properties fo:font-variant="small-caps"/>
    </style:style>
    <style:style style:name="T52" style:family="text">
      <style:text-properties officeooo:rsid="003ad5b7"/>
    </style:style>
    <style:style style:name="T53" style:family="text">
      <style:text-properties officeooo:rsid="003b1df1"/>
    </style:style>
    <style:style style:name="T54" style:family="text">
      <style:text-properties officeooo:rsid="003ce8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Police_20_par_20_défaut"><text:span text:style-name="T1">Projet Git - M2 TNAH</text:span></text:span></text:p>
      <text:p text:style-name="P1"/>
      <text:p text:style-name="P1"/>
      <text:h text:style-name="P15" text:outline-level="1"><text:span text:style-name="Police_20_par_20_défaut">Argus des brevets d’invention.</text:span></text:h>
      <text:list xml:id="list1328361399" text:style-name="L6">
        <text:list-item>
          <text:list>
            <text:list-item>
              <text:h text:style-name="P16" text:outline-level="2">Rapport de travail :</text:h>
            </text:list-item>
          </text:list>
        </text:list-item>
      </text:list>
      <text:p text:style-name="P1"/>
      <text:p text:style-name="P8"><text:span text:style-name="Police_20_par_20_défaut"><text:span text:style-name="T2">Virgile Reignier, Maxime Humeau, Valentin De Craene</text:span></text:span></text:p>
      <text:p text:style-name="P10"/>
      <text:p text:style-name="P2"><text:tab/><text:span text:style-name="T3">L’argus des brevets d’invention est un document </text:span><text:span text:style-name="T4">publié par l’</text:span><text:span text:style-name="T52">O</text:span><text:span text:style-name="T4">ffice des brevets d’invention et proposant une liste des brevets déposés en France et à l’étranger au cours du mois de juin 1910. La transcription de ce document, </text:span><text:span text:style-name="T9">déposé en ligne par </text:span><text:a xlink:type="simple" xlink:href="https://gallica.bnf.fr/ark:/12148/bpt6k1418369x.r=Argus%20des%20brevets%20d%27invention...%20Liste%20des%20brevets%20déposés%20et%20délivrés%20en%20France%2C%20publiée%20par%20l%27Office%20des%20brevets%20d%27invention...?rk=42918;4" text:style-name="Internet_20_link" text:visited-style-name="Visited_20_Internet_20_Link"><text:span text:style-name="T9">Gallica</text:span></text:a><text:span text:style-name="T9">,</text:span><text:span text:style-name="T4"> a pour objectif de mettre à disposition des chercheurs des données réutilisables concernant les inventions du début du X</text:span><text:span text:style-name="T5">X</text:span><text:span text:style-name="T6">ème</text:span><text:span text:style-name="T4"> sièc</text:span><text:span text:style-name="T5">le, mais aussi de nous confronter aux problématiques de transcription, de travail collaboratif et de suivi de version dans l’étude de</text:span><text:span text:style-name="T26">s</text:span><text:span text:style-name="T5"> documents patrimoniaux. </text:span><text:span text:style-name="T10">Nous </text:span><text:span text:style-name="T11">présenteron</text:span><text:span text:style-name="T12">s</text:span><text:span text:style-name="T10"> </text:span><text:span text:style-name="T11">dans une première partie </text:span><text:span text:style-name="T5">l’intérêt du </text:span><text:span text:style-name="T35">document transcrit</text:span><text:span text:style-name="T5">, puis nous exposerons dans une seconde partie les règles d’éditions que nous avons choisi de suivre dans le cadre de cette transcription et nous aborderons dans une dernière partie les difficultés propres auxquelles nous avons été confrontés.</text:span></text:p>
      <text:p text:style-name="P9"/>
      <text:p text:style-name="P9"/>
      <text:p text:style-name="P3"><text:tab/><text:span text:style-name="T5">Tout d’abord, </text:span><text:span text:style-name="T29">l’</text:span>argus des brevets de 1910 se présente sous la forme d’un imprimé contemporain, organisé en rubriques regroupant de manière chronologique <text:span text:style-name="T9">puis thématique </text:span>les brevets déposés en France. <text:span text:style-name="T29">Ce document s’avère être un témoignage exceptionnel de la place de l’invention et de l’inventeur dans un contexte d’industrialisation croissante </text:span><text:span text:style-name="T36">de la France au début du XXe siècle. </text:span><text:span text:style-name="T29">Rappelons de prime abord que les brevets d’inventions s’inscrivent dans les conséquences de la rupture révolutionnaire et de la loi de 1791. Effectivement, l’action et la pensée des révolutionnaires, en matière de propriété intellectuelle, fu</text:span><text:span text:style-name="T30">rent </text:span><text:span text:style-name="T29">irriguée</text:span><text:span text:style-name="T30">s</text:span><text:span text:style-name="T29"> par les critiques physiocratiques envers le mercantilisme de la seconde partie du XVIIIe, appelant alors à reconsidérer la place de l’invention au prisme de sa contribution au groupe social. C’est bel et bien cette conception nouvelle qui fut officialisé</text:span><text:span text:style-name="T36">e</text:span><text:span text:style-name="T29"> par la loi de 17</text:span><text:span text:style-name="T36">9</text:span><text:span text:style-name="T29">1 et la création du Directoire des brevets d’invention. </text:span><text:span text:style-name="T36">Cette législation </text:span><text:span text:style-name="T29">affirme que la propriété intellectuelle ne doit plus être un privilège mais un droit naturel. </text:span><text:span text:style-name="T30">Ainsi, dès leur création, les brevets d’invention entendent offrir à leur dépositaire le droit exclusif de propriété et d’exploitation économique d’une invention. Ce droit est néanmoins limité dans le temps afin de pouvoir en faire bénéficier l’ensemble du corps sociale. </text:span><text:soft-page-break/><text:span text:style-name="T30">C’est pourquoi, la durée du brevet est, dès </text:span><text:span text:style-name="T36">le début du XIXe siècle</text:span><text:span text:style-name="T30"> limitée à 3, 5, 10 ou 14 ans suivant le choix du propriétaire, </text:span><text:span text:style-name="T36">en France.</text:span></text:p>
      <text:p text:style-name="P5"><text:span text:style-name="T30"><text:tab/>Le maintien de ces principes fondateurs au cours du XIXe et du début du XXe siècle sont remarquables, en dépit des bouleversements politiques répétés. Notons cependant une double dynamique concernant les brevets entre 1791 et </text:span><text:span text:style-name="T36">notre période d’intérêt, l’année </text:span><text:span text:style-name="T30">1910. </text:span><text:span text:style-name="T36">D</text:span><text:span text:style-name="T30">’une part leur croissance en nombre est exceptionnelle, passant d’environ 1300 par an en France au début du X</text:span><text:span text:style-name="T36">I</text:span><text:span text:style-name="T30">Xe à l’apogée située entre 1909 et 1914, avec plus de 10 000 brevets déposés annuellement. Si cette courbe de croissance épouse les contours des différentes phases d’industrialisation, elle reflète aussi une internationalisation des brevets. Effectivement, la Convention de Paris de 1880 </text:span><text:span text:style-name="T31">permet l’entrée en vigueur d’une coopération transnationale en matière de lutte contre les fraudes et de traduction des brevets. Cette double dynamique est particulièrement observable au sein de l’Argus des brevets de 1910. Effectivement, on compte plus de 340 </text:span><text:span text:style-name="T36">brevets </text:span><text:span text:style-name="T31">déposés pour les seuls mois de mai et juin, dont la majorité concernent l’industrie mécanique, textile, chimique et de consommation domestique. De même, les mentions répétées d’inventeurs et d’inventions attribuées à des firmes britanniques et allemandes illustrent cette internationalisation. En conséquence, l’étude par la transcription de l’Argus des brevets de juin 1910 permet, </text:span><text:span text:style-name="T36">d’un point de vue historique, </text:span><text:span text:style-name="T31">d’appréhender la place de l’invention dans un société industrialisée d’avant-guerre. </text:span></text:p>
      <text:p text:style-name="P5"><text:span text:style-name="T31"><text:tab/>D’un point de vue matériel, la forme et l’organisation interne de l’argus des brevets reflète </text:span><text:span text:style-name="T32">une certaine rationalisation et catégorisation de l’invention au début du XXe siècle. Effectivement, le document se découpe en deux catégories principales. </text:span><text:span text:style-name="T36">Tout d’abord, </text:span><text:span text:style-name="T32">les demandes de brevets, indiquant les dates de dépôt, un identifiant unique, une description sommaire et le nom ou l’organisme demandeur. Ensuite, la liste des brevets acceptés et délivrés </text:span><text:span text:style-name="T36">est</text:span><text:span text:style-name="T32"> </text:span><text:span text:style-name="T33">elle-même subdivisé</text:span><text:span text:style-name="T34">e</text:span><text:span text:style-name="T33"> en catégories thématiques indiquant le type auquel appartien</text:span><text:span text:style-name="T36">nent</text:span><text:span text:style-name="T33"> le</text:span><text:span text:style-name="T36">s</text:span><text:span text:style-name="T33"> brevet</text:span><text:span text:style-name="T36">s</text:span><text:span text:style-name="T33"> (industrie, chimie, agriculture, …). </text:span><text:span text:style-name="T35">Au sein de cette seconde partie, la description du brevet est plus détaillée et </text:span><text:span text:style-name="T36">décrit</text:span><text:span text:style-name="T35"> les spécificités techniques de l’invention (matériau de construction, application concrète, principe général de fonctionnement) ainsi que les caractéristiques permettant de la différencier d’un </text:span><text:span text:style-name="T36">autre brevet</text:span><text:span text:style-name="T35"> précédemment enregistrée.</text:span><text:span text:style-name="T33"> Cette double organisation du document a été prise en compte au cours de notre travail, lors de la segmentation du documentation et de la dénomination des zones de texte et des différents niveaux de titre. </text:span></text:p>
      <text:p text:style-name="P2"/>
      <text:p text:style-name="P2"/>
      <text:p text:style-name="P4"><text:tab/><text:span text:style-name="T36">Effectivement, l’Argus des brevets soulève diverses enjeux éditoriaux et de traitement que nous proposons ici d’aborder, </text:span><text:span text:style-name="T37">afin de mettre en perspective les choix réalisés et les résultats obtenus. En premier lieu, l</text:span><text:span text:style-name="T9">a transcription de ce texte a été <text:s/>pour nous l’occasion de nous approprier les différentes règles propres à la transcription et </text:span><text:span text:style-name="T27">à l’</text:span><text:span text:style-name="T9">édition des textes imprimés du XX</text:span><text:span text:style-name="T7">ème</text:span><text:span text:style-name="T9"> siècle </text:span><text:span text:style-name="T37">en </text:span><text:soft-page-break/><text:span text:style-name="T37">vigueur</text:span><text:span text:style-name="T9">. Nous</text:span><text:span text:style-name="T13"> nous sommes principalement appuyés sur </text:span><text:span text:style-name="T27">l’ouvrage </text:span><text:span text:style-name="Emphasis">L’édition critique des textes contemporains, XIXe-XXIe siècle </text:span><text:span text:style-name="Emphasis"><text:span text:style-name="T13">de</text:span></text:span> Christine Nougaret, Elisabeth Parinet et Florence Clavaud. <text:span text:style-name="T13">C’est ainsi que nous avons </text:span><text:span text:style-name="T14">fait le choix de </text:span><text:span text:style-name="T37">conserver</text:span><text:span text:style-name="T14"> </text:span><text:span text:style-name="T37">autant que possible la </text:span><text:span text:style-name="T53">typographie</text:span><text:span text:style-name="T37"> originale du document</text:span><text:span text:style-name="T27"> afin </text:span><text:span text:style-name="T14">de faciliter la réutilisation de nos données dans le cadre d’un apprentissage machine. Nous avons ainsi conservé les </text:span><text:span text:style-name="T53">abréviations et les</text:span><text:span text:style-name="T14"> quelques </text:span><text:span text:style-name="T53">rares</text:span><text:span text:style-name="T14"> fautes d’orthographe présentes. </text:span><text:span text:style-name="T37">Nous considérons à cet égard que ces fautes d’orthographes sont représentatives d’une période de fixation de la grammaire contemporaine à la suite de la réforme de 1878 </text:span><text:span text:style-name="T38">et peuvent être porteuse</text:span><text:span text:style-name="T39">s</text:span><text:span text:style-name="T38"> de sens. </text:span><text:span text:style-name="T41">D’autres choix mineurs d’édition ont été réalisé, en <text:s/>nous référant </text:span>au <text:span text:style-name="Emphasis">Lexique typographique en usage à l’Imprimerie nationale</text:span> :</text:p>
      <text:list xml:id="list2063546097" text:style-name="L3">
        <text:list-item>
          <text:p text:style-name="P23">les tirets en fin de ligne faisant la césure au sein des mots ont été rétablis (ex : direc-tion). </text:p>
        </text:list-item>
        <text:list-item>
          <text:p text:style-name="P23">les numéros de page en haut de page ont été transcris ainsi : « _ N _ » où N correspond au numéro de page. </text:p>
        </text:list-item>
        <text:list-item>
          <text:p text:style-name="P20">en cas de caractères mal imprimés ou usés, ceux-ci ont été rétablis dans la mesure où <text:span text:style-name="T41">ils</text:span> sont facilement interprétables (<text:span text:style-name="T42">mais</text:span> non devinables) par le lecteur. </text:p>
        </text:list-item>
      </text:list>
      <text:p text:style-name="P4"><text:span text:style-name="T40"><text:tab/>De plus, n</text:span><text:span text:style-name="T15">ous avons <text:s/>d</text:span><text:span text:style-name="T27">û</text:span><text:span text:style-name="T15"> établir des </text:span><text:span text:style-name="T40">normes de segmentation et de transcription </text:span><text:span text:style-name="T15">propres à notre document. </text:span><text:span text:style-name="T40">Tout d’abord, un travail de</text:span><text:span text:style-name="T15"> segmentation </text:span><text:span text:style-name="T40">en amont de la transcription du document a été nécessaire. S’il est vrai qu’</text:span><text:span text:style-name="T47">e</text:span><text:span text:style-name="T40">-Scriptorium propose un processus de segmentation automatique des zones de texte, il nous a fallut la retravailler et l’améliorer. Les pages du documents étant constituées de deux colonnes distinctes, nous avons du procéder à un redécoupage des zones de textes manuellement, puisque <text:s/>la segmentation automatique proposait une seule zone de texte </text:span><text:span text:style-name="T53">ne prenant pas en compte les deux colonnes</text:span><text:span text:style-name="T40">. A cet égard, l’outil de découpage des zones proposé par </text:span><text:span text:style-name="T53">la plateforme </text:span><text:span text:style-name="T40">s’est révélé</text:span><text:span text:style-name="T53">e </text:span><text:span text:style-name="T40">relativement efficace pour l</text:span><text:span text:style-name="T53">a séparation</text:span><text:span text:style-name="T40"> en deux larges colonnes. Dans cette même perspective, nous avons décidé de découper et d’isoler la zone de texte indiquant le numéro de page, ainsi que les zones de titre et sous-titres. Cette décision a été motivé par la possibilité proposé</text:span><text:span text:style-name="T53">e</text:span><text:span text:style-name="T40"> </text:span><text:span text:style-name="T53">dans l’onglet de découpage,</text:span><text:span text:style-name="T40"> de nommer les zones de texte suivant des intitulé</text:span><text:span text:style-name="T53">s</text:span><text:span text:style-name="T40"> décidé</text:span><text:span text:style-name="T53">s</text:span><text:span text:style-name="T40"> par les utilisateurs. Il nous a semblé essentiel d’effectuer ce « nommage » des zones de texte et niveaux de titre</text:span><text:span text:style-name="T53">s</text:span><text:span text:style-name="T40"> puisque les documents XML produis à l’issue du travail et de l’export du résultat indiquent dans une balise dédiée cette dénomination des zones. Pa</text:span><text:span text:style-name="T41">r exemple, pour la zone de texte de la colonne gauche (nommé</text:span><text:span text:style-name="T53">e</text:span><text:span text:style-name="T41"> ColonneG), le document XML indique par le biais de la balise auto-fermante : &lt;OtherTag ID="BT1555" LABEL="ColonneG" DESCRIPTION="block type ColonneG"/&gt;. En conséquence, voici la dénomination adoptée au cours de notre travail :</text:span></text:p>
      <text:list xml:id="list659025282" text:style-name="L4">
        <text:list-item>
          <text:p text:style-name="P19">Colonne de gauche : ColonneG</text:p>
        </text:list-item>
        <text:list-item>
          <text:p text:style-name="P19">Colonne de droite : ColonneD</text:p>
        </text:list-item>
        <text:list-item>
          <text:p text:style-name="P19">Numéro de page : NumPage</text:p>
        </text:list-item>
        <text:list-item>
          <text:p text:style-name="P19">Titre (niv.1) : Titre</text:p>
        </text:list-item>
        <text:list-item>
          <text:p text:style-name="P19"><text:soft-page-break/>Titre (niv.2) : SousTitre</text:p>
        </text:list-item>
        <text:list-item>
          <text:p text:style-name="P19">Titre (niv.3) : SousSousTitre</text:p>
        </text:list-item>
      </text:list>
      <text:p text:style-name="P4"/>
      <text:p text:style-name="P4"><text:span text:style-name="T42">Dans une optique d’explication de notre travail et de normes adoptées, n</text:span><text:span text:style-name="T14">otre </text:span><text:span text:style-name="T27">dépôt</text:span><text:span text:style-name="T14"> s’accompagne ainsi d’un </text:span><text:span text:style-name="T42">fichier au format ReadMe</text:span><text:span text:style-name="T44"> </text:span><text:span text:style-name="T14">déposé sur </text:span><text:a xlink:type="simple" xlink:href="https://github.com/ValentinDeCraene/TNAH-2021--ARGUS_DES_BREVETS-/blob/main/README.md" text:style-name="Internet_20_link" text:visited-style-name="Visited_20_Internet_20_Link"><text:span text:style-name="T25">Gi</text:span></text:a><text:a xlink:type="simple" xlink:href="https://github.com/ValentinDeCraene/TNAH-2021--ARGUS_DES_BREVETS-/blob/main/README.md" text:style-name="Internet_20_link" text:visited-style-name="Visited_20_Internet_20_Link"><text:span text:style-name="T14">thub</text:span></text:a><text:span text:style-name="T14"> dans le but de documenter les principaux choix réalisés au moment de la transcription et </text:span><text:span text:style-name="T27">de </text:span><text:span text:style-name="T14">faciliter la réutilisation de nos données.</text:span></text:p>
      <text:p text:style-name="P4"/>
      <text:p text:style-name="P4"/>
      <text:p text:style-name="P6"><text:tab/><text:span text:style-name="T42">Dans un dernier temps, notre travail a été l’occasion d’une part de soulever certains enjeux liés l’utilisation des outils d’HTR/OCR </text:span><text:span text:style-name="T54">et de versionnage</text:span><text:span text:style-name="T42">, et d’autre part à la possible réutilisation des données produites. En premier lieu, nous avons fais le choix, comme <text:s/>mentionné plus haut, de fournir une transcription la plus fidèle possible du document pour qu’elle soit exploitable par le plus grand nombre d’utilisateurs possibles. En conséquence, notre travail pourrait profiter aux chercheurs s’intéressant en premier lieu </text:span><text:span text:style-name="T46">à l’histoire de l’innovation technique au début du XXe siècle. Le caractère sériel du document source et la transcription ici proposée pourrait permettre une approche quantitative du nombre de brevets déposés en 1910 en lien avec leur type ou domaine d’application. De plus, les choix de transcription effectués permettent de rendre compte de la pratique typographique des documents </text:span><text:span text:style-name="T54">sériels</text:span><text:span text:style-name="T46"> au début du XXe siècle. Effectivement, par notre choix de conserver les quelques rares fautes d’orthographes et d’impression, nous entendons fournir un jeu de données représentatif aux chercheurs s’intéressant, par exemple, à l’application et aux conséquences des diverses réformes orthographiques de la fin du XIXe siècle au sein des documents imprimés. En tout état de cause, </text:span><text:span text:style-name="T47">il nous semble que la décision de fournir les transcription sous forme de document XML permet une large réutilisation et interrogation des données que nous mettons ici à disposition.</text:span></text:p>
      <text:p text:style-name="P7"><text:span text:style-name="T15"><text:tab/>Dans</text:span><text:span text:style-name="T47"> une dernière analyse, n</text:span><text:span text:style-name="T15">otre </text:span><text:span text:style-name="T47">travail s’est confronté</text:span><text:span text:style-name="T15"> à différentes difficultés dont nous souhaitons rendre compte ici. Il s’agit tout d’abord de problèmes liés à l’utilisation de l</text:span><text:span text:style-name="T48">’interface e-Scriptorium. </text:span><text:span text:style-name="T50">L</text:span><text:span text:style-name="T49">a segmentation et numérotation automatique des</text:span><text:span text:style-name="T16"> lignes </text:span><text:span text:style-name="T47">nous a posé problème et à nécessité un temps de recherche avant de réussir à numéroter les lignes de manière logique sur les deux colonnes. Pour ce faire, nous avons du sélectionner l’ensemble des lignes, puis les délier, découper les deux colonnes, et enfin relier afin d’obtenir le résultat souhaité. Face à cette difficulté, nous avons décidé de rédiger dans l’issue 11 un « tutoriel » pour faire profiter aux futurs utilisateurs de cette possibilité. Au registre des autres limites liées à la plateforme, indiquons la difficulté de transcrire dans l’interface les caractères </text:span><text:span text:style-name="T54">en </text:span><text:span text:style-name="T47">exposant (par exemple, </text:span><text:span text:style-name="T16">l’abréviation « an</text:span><text:span text:style-name="T8">me </text:span><text:span text:style-name="T17">» pour « anonyme »</text:span><text:span text:style-name="T21">)</text:span><text:span text:style-name="T17">. </text:span><text:span text:style-name="T22">Nous avons donc eu recours aux caractères UTF-8 correspondant, que nous avons d’abord tapés dans un fichier texte à part, puis collés dans l’interface de transcription. En outre, i</text:span><text:span text:style-name="T18">l </text:span><text:soft-page-break/><text:span text:style-name="T18">est aussi arrivé à </text:span><text:span text:style-name="T22">deux</text:span><text:span text:style-name="T18"> reprises que la platefome eScriptorium supprime une partie de notre travail, </text:span><text:span text:style-name="T22">malgré l’enregistrement automatique effectué (indiqué par l’icône jaune correspondante), </text:span><text:span text:style-name="T18">nous obligeant à reprendre la transcription de quelques pages depuis le début.</text:span></text:p>
      <text:p text:style-name="P7"><text:span text:style-name="T22"><text:tab/>Finalement, n</text:span><text:span text:style-name="T17">ous avons également été confronté à une </text:span><text:span text:style-name="T22">difficulté ponctuelle</text:span><text:span text:style-name="T17"> </text:span><text:span text:style-name="T22">liée à l’utilisation de </text:span><text:span text:style-name="T19">G</text:span><text:span text:style-name="T17">ithub. </text:span><text:span text:style-name="T22">Effectivement, au moment de « merge » nos branches de travail respectives, nous avons décidé d’effectuer un premier « merge » test vers la branche « main ». Ce « merge » effectué avec succès, nous nous sommes rendus compte que l’insertion d’un fichier « img » (contenant les images du document source au format jpeg) serait nécessaire. Après lecture de la documentation Github, nous avons vu qu’il était théoriquement possible d’annuler une « pull request » en utilisant la fonction « revert » dans l’onglet consacré. Or, le résultat de cette opération n’a pas été concluant, puisque ce bouton annule bel et bien la « pull request », mais créé une branche spécifique « invert pull request » qui contient les fichiers retirés. </text:span><text:span text:style-name="T20">Nous</text:span><text:span text:style-name="T18"> avons réussi finalement à nous départir de cette situation en modifiant le nom des fichiers sur la branche posant problème, </text:span><text:span text:style-name="T23">expliquant le nombre relativement élevé de « commits »</text:span><text:span text:style-name="T18"> Par ailleurs, nous avons systématiquement documenté nos questionnements et erreurs par la création d’une issue sur </text:span><text:span text:style-name="T19">G</text:span><text:span text:style-name="T18">ithub afin de facilit</text:span><text:span text:style-name="T19">er</text:span><text:span text:style-name="T18"> la reprise et la réappropriation de notre travail.</text:span></text:p>
      <text:p text:style-name="P13"/>
      <text:p text:style-name="P21"><text:tab/><text:span text:style-name="T24">En conséquence, </text:span><text:span text:style-name="T25">la transcription de quinze pages de l’argus des brevets d’invention nous a permis de nous confronter à des problématiques concrètes de travail en groupe et de suivi de version afin de faciliter la mise à disposition de notre travail pour une réutilisation futur. Elle fut également pour nous l’occasion de nous confronter à de nouveaux outils et à une typologie documentaire que nous ne </text:span><text:span text:style-name="T27">connaissions pas</text:span><text:span text:style-name="T25"> pas. Nous espérons que le dépôt de notre travail sur Github permettra de faciliter sa diffusion auprès des chercheurs qui pourraient être intéressés par nos données. </text:span></text:p>
      <text:list xml:id="list2704944726" text:style-name="L7">
        <text:list-item>
          <text:list>
            <text:list-item>
              <text:h text:style-name="P17" text:outline-level="2">Bibliographie indicative :</text:h>
            </text:list-item>
          </text:list>
        </text:list-item>
      </text:list>
      <text:p text:style-name="P22"/>
      <text:p text:style-name="P11"><text:span text:style-name="T51">Corcy</text:span> (Marie-Sophie Auteur), <text:span text:style-name="T51">A. Sykas</text:span> (Philip), <text:span text:style-name="T51">Badel</text:span> (Christophe) et al., <text:span text:style-name="T43">Les archives de l’invention: écrits, objets et images de l’activité inventive</text:span>, Toulouse, France, 2020. URL : <text:a xlink:type="simple" xlink:href="http://books.openedition.org/pumi/40828" text:style-name="Internet_20_link" text:visited-style-name="Visited_20_Internet_20_Link"><text:span text:style-name="T28">http://books.openedition.org/pumi/40828</text:span></text:a>.. Consulté le 10 novembre 2021.</text:p>
      <text:p text:style-name="P12"><text:span text:style-name="T51">Duclert</text:span> (Vincent) et <text:span text:style-name="T51">Cornette</text:span> (Joël), <text:span text:style-name="T43">La République imaginée: 1870-1914</text:span>, éd. H. <text:span text:style-name="T51">Rousso</text:span>, Paris, France, 2010.</text:p>
      <text:p text:style-name="P12"><text:span text:style-name="T51">Duval</text:span> (Frédéric), <text:span text:style-name="T43">Les mots de l’édition de textes</text:span>, Paris, 2015.</text:p>
      <text:p text:style-name="P12"><text:span text:style-name="T51">Galvez-Behar</text:span> (Gabriel), <text:span text:style-name="T43">La République des inventeurs: propriété et organisation de l’innovation en France (1791-1922)</text:span>, Rennes, 2008.</text:p>
      <text:p text:style-name="P12"><text:soft-page-break/><text:span text:style-name="T51">Galvez-Behar</text:span> (Gabriel) et <text:span text:style-name="T51">Fridenson</text:span> (Patrick Préfacier), <text:span text:style-name="T43">Posséder la science: la propriété scientifique au temps du capitalisme industriel</text:span>, Paris, France, 2020.</text:p>
      <text:p text:style-name="P12"><text:span text:style-name="T51">Galvez-Behar</text:span> (Gabriel) et <text:span text:style-name="T51">Hirsch</text:span> (Jean-Pierre), <text:span text:style-name="T43">« Pour la fortune et pour la gloire »: inventeurs, propriété industrielle et organisation de l’invention en France, 1870-1922</text:span>, 2004.</text:p>
      <text:p text:style-name="P12"><text:span text:style-name="T51">Nougaret</text:span> (Christine), <text:span text:style-name="T51">Parinet</text:span> (Élisabeth) et <text:span text:style-name="T51">Clavaud</text:span> (Florence), <text:span text:style-name="T43">L’édition critique des textes contemporains, XIXe-XXIe siècle</text:span>, Paris, 2015.</text:p>
      <text:p text:style-name="P12"><text:span text:style-name="T51">Savignon</text:span> (François) et <text:span text:style-name="T51">Plasseraud</text:span> (Yves), <text:span text:style-name="T43">L’ État et l’invention: histoire des brevets</text:span>, Paris, 1986. </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olice_20_par_20_défaut" style:display-name="Police par défaut" style:family="text"/>
    <style:style style:name="WW_5f_CharLFO1LVL1" style:display-name="WW_CharLFO1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1-30T20:45:00Z</meta:creation-date>
    <dc:date>2022-01-12T15:33:03.383635918</dc:date>
    <meta:editing-cycles>32</meta:editing-cycles>
    <meta:editing-duration>PT2H16M28S</meta:editing-duration>
    <meta:document-statistic meta:table-count="0" meta:image-count="0" meta:object-count="0" meta:page-count="6" meta:paragraph-count="33" meta:word-count="2211" meta:character-count="14477" meta:non-whitespace-character-count="12288"/>
    <meta:template xlink:type="simple" xlink:actuate="onRequest" xlink:title="" xlink:href="../../Téléchargements/Devoir%20Git.odt/Normal"/>
  </office:meta>
</office:document-meta>
</file>